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monospace"/>
  </office:font-face-decls>
  <office:automatic-styles>
    <style:style style:name="P1" style:family="paragraph" style:parent-style-name="Preformatted_20_Text">
      <style:text-properties fo:font-weight="normal" style:font-weight-asian="normal" style:font-weight-complex="normal"/>
    </style:style>
    <style:style style:name="P2" style:family="paragraph" style:parent-style-name="Preformatted_20_Text">
      <style:text-properties fo:font-weight="normal" officeooo:paragraph-rsid="002c247c" style:font-weight-asian="normal" style:font-weight-complex="normal"/>
    </style:style>
    <style:style style:name="P3" style:family="paragraph" style:parent-style-name="Preformatted_20_Text">
      <style:text-properties fo:font-variant="normal" fo:text-transform="none" fo:color="#000000" loext:opacity="100%" style:font-name="monospace" fo:font-size="10.5pt" fo:letter-spacing="normal" fo:font-style="normal" fo:font-weight="normal" officeooo:rsid="000ab6c5" officeooo:paragraph-rsid="000ab6c5"/>
    </style:style>
    <style:style style:name="P4" style:family="paragraph" style:parent-style-name="Preformatted_20_Text">
      <style:text-properties fo:font-variant="normal" fo:text-transform="none" fo:color="#000000" loext:opacity="100%" style:font-name="monospace" fo:font-size="10.5pt" fo:letter-spacing="normal" fo:font-style="normal" fo:font-weight="normal" style:font-name-asian="Noto Sans Mono CJK SC" style:font-size-asian="10pt" style:font-name-complex="Liberation Mono" style:font-size-complex="10pt"/>
    </style:style>
    <style:style style:name="P5" style:family="paragraph" style:parent-style-name="Preformatted_20_Text">
      <style:text-properties fo:font-variant="normal" fo:text-transform="none" fo:color="#000000" loext:opacity="100%" style:font-name="monospace" fo:font-size="10.5pt" fo:letter-spacing="normal" fo:font-style="normal" fo:font-weight="normal" officeooo:rsid="0014f850" officeooo:paragraph-rsid="0014f850" style:font-name-asian="Noto Sans Mono CJK SC" style:font-size-asian="10pt" style:font-name-complex="Liberation Mono" style:font-size-complex="10pt"/>
    </style:style>
    <style:style style:name="P6" style:family="paragraph" style:parent-style-name="Preformatted_20_Text">
      <style:text-properties fo:font-variant="normal" fo:text-transform="none" fo:color="#000000" loext:opacity="100%" style:font-name="monospace" fo:font-size="10.5pt" fo:letter-spacing="normal" fo:font-style="normal" fo:font-weight="bold" style:font-name-asian="Noto Sans Mono CJK SC" style:font-size-asian="10pt" style:font-weight-asian="bold" style:font-name-complex="Liberation Mono" style:font-size-complex="10pt" style:font-weight-complex="bold"/>
    </style:style>
    <style:style style:name="P7" style:family="paragraph" style:parent-style-name="Preformatted_20_Text">
      <style:paragraph-properties fo:text-align="justify" style:justify-single-word="false"/>
      <style:text-properties fo:font-size="10.5pt" officeooo:rsid="00195227" officeooo:paragraph-rsid="00195227" style:font-size-asian="10.5pt" style:font-size-complex="10.5pt"/>
    </style:style>
    <style:style style:name="P8" style:family="paragraph" style:parent-style-name="Preformatted_20_Text">
      <style:text-properties fo:font-size="10.5pt" style:font-size-asian="10.5pt" style:font-size-complex="10.5pt"/>
    </style:style>
    <style:style style:name="P9" style:family="paragraph" style:parent-style-name="Preformatted_20_Text">
      <style:text-properties fo:font-size="10.5pt" fo:font-weight="bold" officeooo:rsid="00195227" officeooo:paragraph-rsid="00195227" style:font-size-asian="10.5pt" style:font-weight-asian="bold" style:font-size-complex="10.5pt" style:font-weight-complex="bold"/>
    </style:style>
    <style:style style:name="P10" style:family="paragraph" style:parent-style-name="Preformatted_20_Text">
      <style:text-properties fo:font-size="10.5pt" fo:font-weight="bold" style:font-size-asian="10.5pt" style:font-weight-asian="bold" style:font-size-complex="10.5pt" style:font-weight-complex="bold"/>
    </style:style>
    <style:style style:name="P11" style:family="paragraph" style:parent-style-name="Preformatted_20_Text">
      <style:text-properties officeooo:rsid="00195227" officeooo:paragraph-rsid="00195227"/>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text-properties fo:font-weight="bold" officeooo:paragraph-rsid="002c247c" style:font-weight-asian="bold" style:font-weight-complex="bold"/>
    </style:style>
    <style:style style:name="P14" style:family="paragraph" style:parent-style-name="Standard">
      <style:text-properties officeooo:rsid="000a2498" officeooo:paragraph-rsid="000a2498"/>
    </style:style>
    <style:style style:name="P15" style:family="paragraph" style:parent-style-name="Standard">
      <style:paragraph-properties fo:text-align="justify" style:justify-single-word="false"/>
      <style:text-properties officeooo:rsid="000ab6c5" officeooo:paragraph-rsid="000ab6c5"/>
    </style:style>
    <style:style style:name="P16" style:family="paragraph" style:parent-style-name="Standard">
      <style:paragraph-properties fo:text-align="center" style:justify-single-word="false"/>
      <style:text-properties fo:font-weight="bold" officeooo:rsid="000a2498" officeooo:paragraph-rsid="000a2498" style:font-weight-asian="bold" style:font-weight-complex="bold"/>
    </style:style>
    <style:style style:name="P17" style:family="paragraph" style:parent-style-name="Standard">
      <style:text-properties officeooo:rsid="001fd916" officeooo:paragraph-rsid="001fd916"/>
    </style:style>
    <style:style style:name="P18" style:family="paragraph" style:parent-style-name="Standard">
      <style:paragraph-properties fo:text-align="justify" style:justify-single-word="false"/>
      <style:text-properties officeooo:rsid="001fd916" officeooo:paragraph-rsid="001fd916"/>
    </style:style>
    <style:style style:name="P19" style:family="paragraph" style:parent-style-name="Standard">
      <style:text-properties officeooo:rsid="0024fcb9" officeooo:paragraph-rsid="0024fcb9"/>
    </style:style>
    <style:style style:name="P20" style:family="paragraph" style:parent-style-name="Standard">
      <style:paragraph-properties fo:text-align="justify" style:justify-single-word="false"/>
      <style:text-properties officeooo:rsid="0024fcb9" officeooo:paragraph-rsid="0024fcb9"/>
    </style:style>
    <style:style style:name="P21" style:family="paragraph" style:parent-style-name="Standard">
      <style:text-properties officeooo:rsid="002f34a7" officeooo:paragraph-rsid="002f34a7"/>
    </style:style>
    <style:style style:name="P22" style:family="paragraph" style:parent-style-name="Standard">
      <style:paragraph-properties fo:text-align="justify" style:justify-single-word="false"/>
      <style:text-properties officeooo:rsid="002f34a7" officeooo:paragraph-rsid="002f34a7"/>
    </style:style>
    <style:style style:name="P23" style:family="paragraph" style:parent-style-name="Standard">
      <style:text-properties officeooo:rsid="002f6d0b" officeooo:paragraph-rsid="002f6d0b"/>
    </style:style>
    <style:style style:name="P24" style:family="paragraph" style:parent-style-name="Standard">
      <style:paragraph-properties fo:text-align="justify" style:justify-single-word="false"/>
      <style:text-properties officeooo:rsid="002f6d0b" officeooo:paragraph-rsid="002f6d0b"/>
    </style:style>
    <style:style style:name="P25" style:family="paragraph" style:parent-style-name="Standard">
      <style:paragraph-properties fo:text-align="start" style:justify-single-word="false"/>
      <style:text-properties fo:font-size="10pt" fo:font-weight="bold" officeooo:rsid="0030f18c" officeooo:paragraph-rsid="0030f18c"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font-size="10pt" fo:font-weight="bold" officeooo:rsid="00518341" officeooo:paragraph-rsid="00518341" style:font-size-asian="10pt" style:font-weight-asian="bold" style:font-size-complex="10pt" style:font-weight-complex="bold"/>
    </style:style>
    <style:style style:name="P27" style:family="paragraph" style:parent-style-name="Standard">
      <style:text-properties fo:font-size="10pt" fo:font-weight="bold" officeooo:rsid="00538a3b" officeooo:paragraph-rsid="00538a3b" style:font-size-asian="10pt" style:font-weight-asian="bold" style:font-size-complex="10pt" style:font-weight-complex="bold"/>
    </style:style>
    <style:style style:name="P28" style:family="paragraph" style:parent-style-name="Standard">
      <style:text-properties fo:font-size="10pt" officeooo:rsid="003766ea" officeooo:paragraph-rsid="003766ea" style:font-size-asian="10pt" style:font-size-complex="10pt"/>
    </style:style>
    <style:style style:name="P29" style:family="paragraph" style:parent-style-name="Standard">
      <style:paragraph-properties fo:text-align="justify" style:justify-single-word="false"/>
      <style:text-properties fo:font-size="10pt" officeooo:rsid="003766ea" officeooo:paragraph-rsid="003766ea" style:font-size-asian="10pt" style:font-size-complex="10pt"/>
    </style:style>
    <style:style style:name="P30" style:family="paragraph" style:parent-style-name="Standard">
      <style:text-properties fo:font-size="10pt" officeooo:rsid="00466bd9" officeooo:paragraph-rsid="00466bd9" style:font-size-asian="10pt" style:font-size-complex="10pt"/>
    </style:style>
    <style:style style:name="P31" style:family="paragraph" style:parent-style-name="Standard">
      <style:paragraph-properties fo:text-align="start" style:justify-single-word="false"/>
      <style:text-properties fo:font-size="12pt" officeooo:rsid="003adb19" officeooo:paragraph-rsid="003adb19" style:font-size-asian="10.5pt" style:font-size-complex="12pt"/>
    </style:style>
    <style:style style:name="P32" style:family="paragraph" style:parent-style-name="Standard">
      <style:paragraph-properties fo:text-align="justify" style:justify-single-word="false"/>
      <style:text-properties fo:font-size="12pt" officeooo:rsid="003adb19" officeooo:paragraph-rsid="003adb19" style:font-size-asian="10.5pt" style:font-size-complex="12pt"/>
    </style:style>
    <style:style style:name="P33" style:family="paragraph" style:parent-style-name="Standard">
      <style:paragraph-properties fo:text-align="justify" style:justify-single-word="false"/>
      <style:text-properties fo:font-size="12pt" officeooo:rsid="003c41c5" officeooo:paragraph-rsid="003c41c5" style:font-size-asian="12pt" style:font-size-complex="12pt"/>
    </style:style>
    <style:style style:name="P34" style:family="paragraph" style:parent-style-name="Standard">
      <style:text-properties officeooo:rsid="00430cc5" officeooo:paragraph-rsid="00430cc5"/>
    </style:style>
    <style:style style:name="P35" style:family="paragraph" style:parent-style-name="Standard">
      <style:paragraph-properties fo:text-align="justify" style:justify-single-word="false"/>
      <style:text-properties officeooo:rsid="00430cc5" officeooo:paragraph-rsid="00430cc5"/>
    </style:style>
    <style:style style:name="P36" style:family="paragraph" style:parent-style-name="Standard">
      <style:paragraph-properties fo:text-align="justify" style:justify-single-word="false"/>
    </style:style>
    <style:style style:name="P37" style:family="paragraph" style:parent-style-name="Standard">
      <style:text-properties fo:color="#2a6099" loext:opacity="100%" fo:font-size="10pt" fo:font-weight="bold" officeooo:rsid="0030f18c" officeooo:paragraph-rsid="0030f18c" style:font-size-asian="10pt" style:font-weight-asian="bold" style:font-size-complex="10pt" style:font-weight-complex="bold"/>
    </style:style>
    <style:style style:name="P38" style:family="paragraph" style:parent-style-name="Standard">
      <style:text-properties fo:color="#2a6099" loext:opacity="100%" fo:font-size="10pt" fo:font-weight="bold" officeooo:rsid="003766ea" officeooo:paragraph-rsid="003766ea" style:font-size-asian="10pt" style:font-weight-asian="bold" style:font-size-complex="10pt" style:font-weight-complex="bold"/>
    </style:style>
    <style:style style:name="P39" style:family="paragraph" style:parent-style-name="Standard">
      <style:text-properties fo:color="#2a6099" loext:opacity="100%" fo:font-size="10pt" officeooo:rsid="003766ea" officeooo:paragraph-rsid="003766ea" style:font-size-asian="10pt" style:font-size-complex="10pt"/>
    </style:style>
    <style:style style:name="P40" style:family="paragraph" style:parent-style-name="Standard">
      <style:text-properties officeooo:rsid="004ca529" officeooo:paragraph-rsid="004ca529"/>
    </style:style>
    <style:style style:name="P41" style:family="paragraph" style:parent-style-name="Standard">
      <style:text-properties officeooo:rsid="004f12ef" officeooo:paragraph-rsid="004f12ef"/>
    </style:style>
    <style:style style:name="P42" style:family="paragraph" style:parent-style-name="Standard">
      <style:text-properties officeooo:rsid="00545df0" officeooo:paragraph-rsid="00545df0"/>
    </style:style>
    <style:style style:name="P43" style:family="paragraph" style:parent-style-name="Text_20_body">
      <style:paragraph-properties fo:text-align="justify" style:justify-single-word="false"/>
      <style:text-properties officeooo:rsid="000d1d31" officeooo:paragraph-rsid="000d1d31"/>
    </style:style>
    <style:style style:name="P44" style:family="paragraph" style:parent-style-name="Text_20_body">
      <style:text-properties officeooo:paragraph-rsid="002da179"/>
    </style:style>
    <style:style style:name="P45" style:family="paragraph" style:parent-style-name="Text_20_body">
      <style:paragraph-properties fo:text-align="justify" style:justify-single-word="false"/>
      <style:text-properties officeooo:paragraph-rsid="002da179"/>
    </style:style>
    <style:style style:name="T1" style:family="text">
      <style:text-properties style:font-name="Liberation Serif"/>
    </style:style>
    <style:style style:name="T2" style:family="text">
      <style:text-properties fo:font-variant="normal" fo:text-transform="none" fo:color="#000000" loext:opacity="100%" style:font-name="monospace" fo:font-size="10.5pt" fo:letter-spacing="normal" fo:font-style="normal"/>
    </style:style>
    <style:style style:name="T3" style:family="text">
      <style:text-properties fo:font-variant="normal" fo:text-transform="none" fo:color="#000000" loext:opacity="100%" style:font-name="monospace" fo:font-size="10.5pt" fo:letter-spacing="normal" fo:font-style="normal" fo:font-weight="bold" style:font-name-asian="Noto Sans Mono CJK SC" style:font-size-asian="10pt" style:font-weight-asian="bold" style:font-name-complex="Liberation Mono" style:font-size-complex="10pt" style:font-weight-complex="bold"/>
    </style:style>
    <style:style style:name="T4" style:family="text">
      <style:text-properties fo:font-variant="normal" fo:text-transform="none" fo:color="#000000" loext:opacity="100%" style:font-name="monospace" fo:font-size="10.5pt" fo:letter-spacing="normal" fo:font-style="normal" fo:font-weight="bold" officeooo:rsid="001298f0" style:font-name-asian="Noto Sans Mono CJK SC" style:font-size-asian="10pt" style:font-weight-asian="bold" style:font-name-complex="Liberation Mono" style:font-size-complex="10pt" style:font-weight-complex="bold"/>
    </style:style>
    <style:style style:name="T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6" style:family="text">
      <style:text-properties officeooo:rsid="000d1d31"/>
    </style:style>
    <style:style style:name="T7" style:family="text">
      <style:text-properties officeooo:rsid="00116a57"/>
    </style:style>
    <style:style style:name="T8" style:family="text">
      <style:text-properties officeooo:rsid="001298f0"/>
    </style:style>
    <style:style style:name="T9" style:family="text">
      <style:text-properties officeooo:rsid="0014f850"/>
    </style:style>
    <style:style style:name="T10" style:family="text">
      <style:text-properties officeooo:rsid="0016024c"/>
    </style:style>
    <style:style style:name="T11" style:family="text">
      <style:text-properties officeooo:rsid="0016bb2a"/>
    </style:style>
    <style:style style:name="T12" style:family="text">
      <style:text-properties officeooo:rsid="001aca33"/>
    </style:style>
    <style:style style:name="T13" style:family="text">
      <style:text-properties style:font-name="Monospace" fo:font-size="10pt" fo:font-weight="normal" style:font-size-asian="10pt" style:font-weight-asian="normal" style:font-size-complex="10pt"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22a97a"/>
    </style:style>
    <style:style style:name="T17" style:family="text">
      <style:text-properties officeooo:rsid="00243db0"/>
    </style:style>
    <style:style style:name="T18" style:family="text">
      <style:text-properties officeooo:rsid="0025e84d"/>
    </style:style>
    <style:style style:name="T19" style:family="text">
      <style:text-properties officeooo:rsid="0027664a"/>
    </style:style>
    <style:style style:name="T20" style:family="text">
      <style:text-properties officeooo:rsid="002c247c"/>
    </style:style>
    <style:style style:name="T21" style:family="text">
      <style:text-properties officeooo:rsid="002f6d0b"/>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30f18c"/>
    </style:style>
    <style:style style:name="T24" style:family="text">
      <style:text-properties officeooo:rsid="003b4df1"/>
    </style:style>
    <style:style style:name="T25" style:family="text">
      <style:text-properties officeooo:rsid="003d6d12"/>
    </style:style>
    <style:style style:name="T26" style:family="text">
      <style:text-properties officeooo:rsid="003e789f"/>
    </style:style>
    <style:style style:name="T27" style:family="text">
      <style:text-properties officeooo:rsid="0040b33c"/>
    </style:style>
    <style:style style:name="T28" style:family="text">
      <style:text-properties officeooo:rsid="0043f527"/>
    </style:style>
    <style:style style:name="T29" style:family="text">
      <style:text-properties officeooo:rsid="0048961b"/>
    </style:style>
    <style:style style:name="T30" style:family="text">
      <style:text-properties officeooo:rsid="00547e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ostgreSQL Installation guide:</text:p>
      <text:p text:style-name="P14"/>
      <text:p text:style-name="P15"><text:span text:style-name="T7">Note: </text:span>PostgreSQL can be installed by any unprivileged user, no superuser (root) access is required. </text:p>
      <text:p text:style-name="P15"/>
      <text:p text:style-name="P15">To get started, open the terminal window and run the<text:span text:style-name="T6">se</text:span> command<text:span text:style-name="T6">s</text:span>:</text:p>
      <text:p text:style-name="P3"/>
      <text:p text:style-name="Standard"><text:bookmark text:name="script-box"/># <text:span text:style-name="T1">Create the file repository configuration:</text:span></text:p>
      <text:p text:style-name="P12"><text:span text:style-name="T2">sudo sh -c 'echo "deb https://apt.postgresql.org/pub/repos/apt $(lsb_release -cs)-pgdg main" &gt; /etc/apt/sources.list.d/pgdg.list'</text:span></text:p>
      <text:p text:style-name="Standard"><text:line-break/><text:bookmark text:name="script-box1"/><text:span text:style-name="T5"># Import the repository signing key:</text:span></text:p>
      <text:p text:style-name="P12"><text:span text:style-name="T2">wget --quiet -O - https://www.postgresql.org/media/keys/ACCC4CF8.asc | sudo apt-key add -</text:span></text:p>
      <text:p text:style-name="Standard"><text:line-break/><text:bookmark text:name="script-box2"/><text:span text:style-name="T5"># Update the package lists:</text:span></text:p>
      <text:p text:style-name="P12"><text:span text:style-name="T2">sudo apt-get update</text:span></text:p>
      <text:p text:style-name="Text_20_body"/>
      <text:p text:style-name="Standard"># Install the latest version of <text:span text:style-name="T29">postgresql</text:span></text:p>
      <text:p text:style-name="P12"><text:span text:style-name="T2">sudo apt-get -y install postgresql</text:span></text:p>
      <text:p text:style-name="Text_20_body"/>
      <text:p text:style-name="P43">Once you run these commands, postgresql will be installed on your machine. </text:p>
      <text:p text:style-name="P45"><text:span text:style-name="T8">To ensure the program is running fine, run these commands, </text:span></text:p>
      <text:p text:style-name="P44"><text:span text:style-name="T4">s</text:span><text:span text:style-name="T3">udo -i -u postgres</text:span></text:p>
      <text:p text:style-name="P6">psql</text:p>
      <text:p text:style-name="P4"/>
      <text:p text:style-name="P36">Once you run the above command, your user will change from root to psq<text:span text:style-name="T10">l</text:span>.</text:p>
      <text:p text:style-name="P5"/>
      <text:p text:style-name="P4"><text:span text:style-name="T14">\q </text:span><text:span text:style-name="T9"># To quit out from psql</text:span></text:p>
      <text:p text:style-name="P4"/>
      <text:p text:style-name="P36">In order to create a new database, <text:span text:style-name="T11">navigate to psql </text:span><text:span text:style-name="T12">using the command above</text:span><text:span text:style-name="T11">. Here, run this command</text:span></text:p>
      <text:p text:style-name="P4"/>
      <text:p text:style-name="P6"><text:span text:style-name="T19">c</text:span>reatedb &lt;database_name&gt;</text:p>
      <text:p text:style-name="P4"/>
      <text:p text:style-name="P36"><text:span text:style-name="T17">N</text:span>ow you have created a new database, to list all the databases run</text:p>
      <text:p text:style-name="P11"/>
      <text:p text:style-name="P9">\l</text:p>
      <text:p text:style-name="P7"/>
      <text:p text:style-name="P18">To switch to your newly created database <text:span text:style-name="T13">database_name</text:span>, run </text:p>
      <text:p text:style-name="P17"/>
      <text:p text:style-name="P10">psql -d &lt;<text:span text:style-name="T16">database_name&gt;</text:span></text:p>
      <text:p text:style-name="P10"/>
      <text:p text:style-name="P40">To connect to your database, run:</text:p>
      <text:p text:style-name="P40"/>
      <text:p text:style-name="P10">\c &lt;database_name&gt;</text:p>
      <text:p text:style-name="P8"># You will be connected to the database database_name as user postgres.</text:p>
      <text:p text:style-name="P8"/>
      <text:p text:style-name="P41">Here, we can run all our queries (e.g., SELECT * FROM <text:s/>table… )</text:p>
      <text:p text:style-name="P12"/>
      <text:p text:style-name="P20"/>
      <text:p text:style-name="P20"/>
      <text:p text:style-name="P20"/>
      <text:p text:style-name="P26"><text:soft-page-break/>Installing pgadmin4:</text:p>
      <text:p text:style-name="P26"/>
      <text:p text:style-name="P20">All set, now to view your databases through GUI, you need to install pgadmin4 console. <text:span text:style-name="T18">In order t</text:span><text:span text:style-name="T28">o</text:span><text:span text:style-name="T18"> do</text:span> that run, </text:p>
      <text:p text:style-name="P19"/>
      <text:p text:style-name="Preformatted_20_Text"># First update curl</text:p>
      <text:p text:style-name="P12">sudo apt install curl</text:p>
      <text:p text:style-name="P12"><text:span text:style-name="T15"/></text:p>
      <text:p text:style-name="P12"><text:span text:style-name="T15"># Install the public key for the repository (if not done previously):</text:span></text:p>
      <text:p text:style-name="P12">curl -fsS https://www.pgadmin.org/static/packages_pgadmin_org.pub | sudo gpg --dearmor -o /usr/share/keyrings/packages-pgadmin-org.gpg</text:p>
      <text:p text:style-name="P1"/>
      <text:p text:style-name="P2"># Create the repository configuration file:</text:p>
      <text:p text:style-name="P13">sudo sh -c 'echo "deb [signed-by=/usr/share/keyrings/packages-pgadmin-org.gpg] https://ftp.postgresql.org/pub/pgadmin/pgadmin4/apt/$(lsb_release -cs) pgadmin4 main" &gt; /etc/apt/sources.list.d/pgadmin4.list &amp;&amp; apt update'</text:p>
      <text:p text:style-name="P1"/>
      <text:p text:style-name="P1"># Install pgAdm<text:span text:style-name="T20">in4</text:span></text:p>
      <text:p text:style-name="P1"><text:span text:style-name="T20"># </text:span>Install for both desktop and web modes:</text:p>
      <text:p text:style-name="P12">sudo apt install pgadmin4</text:p>
      <text:p text:style-name="P12"/>
      <text:p text:style-name="P25">Setting up pgadmin4:</text:p>
      <text:p text:style-name="P21"/>
      <text:p text:style-name="P22">Now launch the pgadmin4 app, to connect the db to it. To create a new connection, right click on the Servers option in the object explorer side-bar menu. <text:span text:style-name="T21">Click on Register&gt;Server…</text:span></text:p>
      <text:p text:style-name="P24">Here, enter name of the server, which will be <text:span text:style-name="T22">localhost</text:span> by default. <text:span text:style-name="T23">Click on the connection tab, here enter these credentials:</text:span></text:p>
      <text:p text:style-name="P23"/>
      <text:p text:style-name="P37">Host name/address: 127.0.0.1</text:p>
      <text:p text:style-name="P38">Port: 5432</text:p>
      <text:p text:style-name="P38">Username: postgres</text:p>
      <text:p text:style-name="P39"><text:span text:style-name="T14">Password: postgres</text:span></text:p>
      <text:p text:style-name="P30">[The username and password will be same by default.]</text:p>
      <text:p text:style-name="P28"/>
      <text:p text:style-name="P33">After that click on Save and the connection will be done. <text:span text:style-name="T25">The databases and the schema (tables, views, etc) can be viewed from the sidebar menu from the data objects drop-down.</text:span></text:p>
      <text:p text:style-name="P29"/>
      <text:p text:style-name="P32">Note: In some cases, pgadmin4 might not allow the user to enter password (the menu might be greyed out). <text:span text:style-name="T24">In that case, we need to specify password for our database which we did not set previously. For that , </text:span><text:span text:style-name="T26">open terminal and</text:span><text:span text:style-name="T24"> run the following commands:</text:span></text:p>
      <text:p text:style-name="P31"/>
      <text:p text:style-name="P8"># First change the user to postgres</text:p>
      <text:p text:style-name="P10">sudo su – postgres</text:p>
      <text:p text:style-name="P8"/>
      <text:p text:style-name="P8"># Navigate to psql command shell</text:p>
      <text:p text:style-name="P10">psql</text:p>
      <text:p text:style-name="P8"/>
      <text:p text:style-name="P8"># To change the password, run the command followed by the database_name</text:p>
      <text:p text:style-name="P10">\password &lt;<text:span text:style-name="T27">database_name</text:span>&gt;</text:p>
      <text:p text:style-name="P10"/>
      <text:p text:style-name="P35">Set the new password and you are good to go. Again follow the same steps to connect db to pgadmin4 console.</text:p>
      <text:p text:style-name="P34"/>
      <text:p text:style-name="P27">Purpose:</text:p>
      <text:p text:style-name="P42">The purpose of setting up the PostgreSQL environment is to log in all the results of our YOLOv8 model as well as the user details. This database will store the results from our model, e.g., number of the houses detected, <text:span text:style-name="T30">polygons, area of the polygons, property tax of the house, file paths, model run outputs, etc.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2:54:51.142298657</meta:creation-date>
    <dc:date>2024-02-28T14:16:30.245338310</dc:date>
    <meta:editing-duration>PT1H21M1S</meta:editing-duration>
    <meta:editing-cycles>72</meta:editing-cycles>
    <meta:generator>LibreOffice/7.3.7.2$Linux_X86_64 LibreOffice_project/30$Build-2</meta:generator>
    <meta:document-statistic meta:table-count="0" meta:image-count="0" meta:object-count="0" meta:page-count="2" meta:paragraph-count="57" meta:word-count="558" meta:character-count="3546" meta:non-whitespace-character-count="3037"/>
  </office:meta>
</office:document-meta>
</file>